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color="#FF0000"/>
    </style:style>
    <style:style style:name="P3" style:parent-style-name="Normalny" style:family="paragraph">
      <style:text-properties fo:color="#FF0000"/>
    </style:style>
    <style:style style:name="P4" style:parent-style-name="Normalny" style:family="paragraph">
      <style:text-properties fo:color="#FF0000"/>
    </style:style>
    <style:style style:name="T5" style:parent-style-name="Domyślnaczcionkaakapitu" style:family="text">
      <style:text-properties fo:color="#FF0000"/>
    </style:style>
    <style:style style:name="T6" style:parent-style-name="Domyślnaczcionkaakapitu" style:family="text">
      <style:text-properties fo:color="#FF0000"/>
    </style:style>
  </office:automatic-styles>
  <office:body>
    <office:text text:use-soft-page-breaks="true">
      <text:p text:style-name="P1">Prezentacja:</text:p>
      <text:p text:style-name="Normalny">Przedstawienie<text:s/><text:span text:style-name="T2">danych – ilość autorów,</text:span></text:p>
      <text:p text:style-name="P3"><text:s/>ilość gatunków oryginalnych,<text:s/></text:p>
      <text:p text:style-name="P4">nastroje – opowiedzieć,<text:s/></text:p>
      <text:p text:style-name="Normalny"><text:span text:style-name="T5">podzielić na kraje i język</text:span></text:p>
      <text:p text:style-name="Normalny">Popularność i skąd się wzięła (top 200 danego dnia)</text:p>
      <text:p text:style-name="Normalny">Wyjaśnienie usunięcia danych</text:p>
      <text:p text:style-name="Normalny">Analiza popularność gatunków – cel do wykorzystania biznesowego</text:p>
      <text:p text:style-name="Normalny"><text:span text:style-name="T6">Tabela</text:span></text:p>
      <text:p text:style-name="Normalny">Wykres – Popularności <text:s/>, Top Gatunki całe bazy <text:s/>vs Top 3 przykładowe kraje</text:p>
      <text:p text:style-name="Normalny">Podsumowanie:</text:p>
      <text:p text:style-name="Normalny">Mapa – do wykorzystania na końcu z Asi kodu na Top (n) kraju w zależność od gatunku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ta</meta:initial-creator>
    <dc:creator>Data</dc:creator>
    <meta:creation-date>2023-03-19T13:03:00Z</meta:creation-date>
    <dc:date>2023-04-02T17:18:00Z</dc:date>
    <meta:template xlink:href="Normal" xlink:type="simple"/>
    <meta:editing-cycles>2</meta:editing-cycles>
    <meta:editing-duration>PT30720S</meta:editing-duration>
    <meta:document-statistic meta:page-count="1" meta:paragraph-count="1" meta:word-count="66" meta:character-count="461" meta:row-count="3" meta:non-whitespace-character-count="396"/>
  </office:meta>
</office:document-meta>
</file>